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able="urn:oasis:names:tc:opendocument:xmlns:table:1.0" xmlns:style="urn:oasis:names:tc:opendocument:xmlns:style:1.0" xmlns:text="urn:oasis:names:tc:opendocument:xmlns:text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heet="urn:oasis:names:tc:opendocument:sh33tjs:1.0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Sheet1">
        <table:table-row>
          <table:table-cell office:value-type="string">
            <text:p>№</text:p>
          </table:table-cell>
          <table:table-cell office:value-type="string">
            <text:p>Title</text:p>
          </table:table-cell>
          <table:table-cell office:value-type="string">
            <text:p>Date</text:p>
          </table:table-cell>
          <table:table-cell office:value-type="string">
            <text:p>Status 0-3 / Zero = not done - 3 done</text:p>
          </table:table-cell>
          <table:table-cell office:value-type="string">
            <text:p>DOI primary</text:p>
          </table:table-cell>
          <table:table-cell office:value-type="string">
            <text:p>ISBN(s)</text:p>
          </table:table-cell>
          <table:table-cell office:value-type="string">
            <text:p>Nielsen ISBN</text:p>
          </table:table-cell>
          <table:table-cell office:value-type="string">
            <text:p>Issue/project</text:p>
          </table:table-cell>
          <table:table-cell office:value-type="string">
            <text:p>Zenodo</text:p>
          </table:table-cell>
          <table:table-cell office:value-type="string">
            <text:p>Zotero</text:p>
          </table:table-cell>
          <table:table-cell office:value-type="string">
            <text:p>WBM</text:p>
          </table:table-cell>
          <table:table-cell office:value-type="string">
            <text:p>Archive.org</text:p>
          </table:table-cell>
          <table:table-cell office:value-type="string">
            <text:p>Multi-format</text:p>
          </table:table-cell>
          <table:table-cell office:value-type="string">
            <text:p>PoD 1+2</text:p>
          </table:table-cell>
          <table:table-cell office:value-type="string">
            <text:p>Amazon seller UK/Europe</text:p>
          </table:table-cell>
          <table:table-cell office:value-type="string">
            <text:p>Ingram Spark - ebook</text:p>
          </table:table-cell>
          <table:table-cell office:value-type="string">
            <text:p>Google books/play</text:p>
          </table:table-cell>
          <table:table-cell office:value-type="string">
            <text:p>Kindle Direct Publishing (KDP)</text:p>
          </table:table-cell>
        </table:table-row>
        <table:table-row>
          <table:table-cell office:value-type="float" office:value="16">
            <text:p>16</text:p>
          </table:table-cell>
          <table:table-cell office:value-type="string">
            <text:p>A deliberate “population immunity” strategy before a vaccine: Why it wouldn’t work and why it shouldn’t be tried</text:p>
          </table:table-cell>
          <table:table-cell office:value-type="string">
            <text:p>25.09.2020</text:p>
          </table:table-cell>
          <table:table-cell office:value-type="float" office:value="0">
            <text:p>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float" office:value="15">
            <text:p>15</text:p>
          </table:table-cell>
          <table:table-cell office:value-type="string">
            <text:p>A closer look at Sweden’s response to COVID-19</text:p>
          </table:table-cell>
          <table:table-cell office:value-type="string">
            <text:p>25.09.2020</text:p>
          </table:table-cell>
          <table:table-cell office:value-type="float" office:value="0">
            <text:p>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float" office:value="14">
            <text:p>14</text:p>
          </table:table-cell>
          <table:table-cell office:value-type="string">
            <text:p>Measures to Avoid a National Lockdown: An Emergency Ten Point Plan</text:p>
          </table:table-cell>
          <table:table-cell office:value-type="string">
            <text:p>20.09.2020</text:p>
          </table:table-cell>
          <table:table-cell office:value-type="float" office:value="1">
            <text:p>1</text:p>
          </table:table-cell>
          <table:table-cell office:value-type="string">
            <text:p>https://doi.org/10.5281/zenodo.4047062</text:p>
          </table:table-cell>
          <table:table-cell office:value-type="string">
            <text:p>978-1-906496-76-0 (ISBN) (Report) 978-1-906496-97-5 (ISBN) (Report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float" office:value="13">
            <text:p>13</text:p>
          </table:table-cell>
          <table:table-cell office:value-type="string">
            <text:p>The complexities of testing for COVID-19: the why, the who and the how.</text:p>
          </table:table-cell>
          <table:table-cell office:value-type="string">
            <text:p>11.09.2020</text:p>
          </table:table-cell>
          <table:table-cell office:value-type="float" office:value="0">
            <text:p>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float" office:value="12">
            <text:p>12</text:p>
          </table:table-cell>
          <table:table-cell office:value-type="string">
            <text:p>Independent SAGE response to SAGE “Principles for Managing SARS-CoV-2 Transmission Associated with Higher Education”</text:p>
          </table:table-cell>
          <table:table-cell office:value-type="string">
            <text:p>09.09.2020</text:p>
          </table:table-cell>
          <table:table-cell office:value-type="float" office:value="0">
            <text:p>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float" office:value="11">
            <text:p>11</text:p>
          </table:table-cell>
          <table:table-cell office:value-type="string">
            <text:p>Independent SAGE Statement on Universities in the context of SARS-CoV-2</text:p>
          </table:table-cell>
          <table:table-cell office:value-type="string">
            <text:p>03.09.2020</text:p>
          </table:table-cell>
          <table:table-cell office:value-type="float" office:value="0">
            <text:p>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float" office:value="10">
            <text:p>10</text:p>
          </table:table-cell>
          <table:table-cell office:value-type="string">
            <text:p>The COVID-19 Safe Workplace Charter and briefing document on ending work lockdowns in GB</text:p>
          </table:table-cell>
          <table:table-cell office:value-type="string">
            <text:p>27.8.2020</text:p>
          </table:table-cell>
          <table:table-cell office:value-type="float" office:value="0">
            <text:p>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float" office:value="9">
            <text:p>9</text:p>
          </table:table-cell>
          <table:table-cell/>
          <table:table-cell/>
          <table:table-cell office:value-type="float" office:value="0">
            <text:p>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float" office:value="8">
            <text:p>8</text:p>
          </table:table-cell>
          <table:table-cell office:value-type="string">
            <text:p>Preliminary consultation document to inform an updated Independent SAGE schools report</text:p>
          </table:table-cell>
          <table:table-cell office:value-type="string">
            <text:p>14.08.2020</text:p>
          </table:table-cell>
          <table:table-cell office:value-type="float" office:value="0">
            <text:p>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 office:value-type="string">
            <text:p>An Independent SAGE discussion document on contact tracing and self-isolation</text:p>
          </table:table-cell>
          <table:table-cell office:value-type="string">
            <text:p>?</text:p>
          </table:table-cell>
          <table:table-cell office:value-type="float" office:value="0">
            <text:p>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float" office:value="7">
            <text:p>7</text:p>
          </table:table-cell>
          <table:table-cell office:value-type="string">
            <text:p>Zero COVID-UK: Why is England not pursuing an elimination strategy?</text:p>
          </table:table-cell>
          <table:table-cell office:value-type="string">
            <text:p>07.07.2020</text:p>
          </table:table-cell>
          <table:table-cell office:value-type="float" office:value="0">
            <text:p>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 office:value-type="string">
            <text:p>Test, Test, Test; Lessons learned from experience with mass screening programmes</text:p>
          </table:table-cell>
          <table:table-cell office:value-type="string">
            <text:p>no link</text:p>
          </table:table-cell>
          <table:table-cell office:value-type="string">
            <text:p>0 Urgent no link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 office:value-type="string">
            <text:p>Policy for England on face coverings to reduce transmission of SARS-CoV-2 An Independent SAGE Report following public consultation on 14th July 2020</text:p>
          </table:table-cell>
          <table:table-cell office:value-type="string">
            <text:p>?</text:p>
          </table:table-cell>
          <table:table-cell office:value-type="float" office:value="0">
            <text:p>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-type="float" office:value="0">
            <text:p>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float" office:value="6">
            <text:p>6</text:p>
          </table:table-cell>
          <table:table-cell office:value-type="string">
            <text:p>Disparities in the impact of COVID-19 in Black and Minority Ethnic populations: review of the evidence and recommendations for action</text:p>
          </table:table-cell>
          <table:table-cell office:value-type="string">
            <text:p>03.07.2020</text:p>
          </table:table-cell>
          <table:table-cell office:value-type="float" office:value="0">
            <text:p>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 office:value-type="string">
            <text:p>Independent SAGE – interim consultation on face coverings</text:p>
          </table:table-cell>
          <table:table-cell/>
          <table:table-cell office:value-type="float" office:value="0">
            <text:p>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float" office:value="5">
            <text:p>5</text:p>
          </table:table-cell>
          <table:table-cell office:value-type="string">
            <text:p>Final Integrated Find, Test, Trace, Isolate, Support (FTTIS) response to the Pandemic</text:p>
          </table:table-cell>
          <table:table-cell/>
          <table:table-cell office:value-type="float" office:value="0">
            <text:p>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 office:value-type="string">
            <text:p>Meeting Minutes – Independent SAGE – June – August 2020: (this is several docs)</text:p>
          </table:table-cell>
          <table:table-cell office:value-type="string">
            <text:p>17.06.2020</text:p>
          </table:table-cell>
          <table:table-cell office:value-type="string">
            <text:p>0 Several doc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float" office:value="4">
            <text:p>4</text:p>
          </table:table-cell>
          <table:table-cell office:value-type="string">
            <text:p>Towards an Integrated Find, Test, Trace, Isolate, Support (FTTIS)<text:s text:c="2"/>response to the Pandemic</text:p>
          </table:table-cell>
          <table:table-cell/>
          <table:table-cell office:value-type="float" office:value="0">
            <text:p>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 office:value-type="string">
            <text:p>Independent SAGE statement on 2m vs 1m social distance guidance in indoor settings</text:p>
          </table:table-cell>
          <table:table-cell/>
          <table:table-cell office:value-type="float" office:value="0">
            <text:p>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float" office:value="3">
            <text:p>3</text:p>
          </table:table-cell>
          <table:table-cell office:value-type="string">
            <text:p>A BETTER WAY TO GO: Towards a Zero Covid UK</text:p>
          </table:table-cell>
          <table:table-cell/>
          <table:table-cell office:value-type="float" office:value="0">
            <text:p>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 office:value-type="string">
            <text:p>Letter from Independent SAGE to Chris Whitty, Chief Medical Officer</text:p>
          </table:table-cell>
          <table:table-cell office:value-type="string">
            <text:p>13.07.2020</text:p>
          </table:table-cell>
          <table:table-cell office:value-type="float" office:value="0">
            <text:p>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float" office:value="2">
            <text:p>2</text:p>
          </table:table-cell>
          <table:table-cell office:value-type="string">
            <text:p>When should a school reopen?</text:p>
          </table:table-cell>
          <table:table-cell office:value-type="string">
            <text:p>28.5.2020</text:p>
          </table:table-cell>
          <table:table-cell office:value-type="float" office:value="0">
            <text:p>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 office:value-type="string">
            <text:p>INDEPENDENT SAGE BEHAVIOURAL ADVISORY GROUP MINUTES</text:p>
          </table:table-cell>
          <table:table-cell/>
          <table:table-cell office:value-type="string">
            <text:p>0 Several doc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float" office:value="1">
            <text:p>1</text:p>
          </table:table-cell>
          <table:table-cell/>
          <table:table-cell/>
          <table:table-cell/>
          <table:table-cell office:value-type="string">
            <text:p>https://doi.org/10.5281/zenodo.3935529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 office:value-type="string">
            <text:p>COVID-19: what are the options for the UK? Recommendations for government based on an open and transparent examination of the scientific evidence</text:p>
          </table:table-cell>
          <table:table-cell office:value-type="string">
            <text:p>12.05.2020</text:p>
          </table:table-cell>
          <table:table-cell office:value-type="float" office:value="0">
            <text:p>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 office:value-type="string">
            <text:p>There are other statements that should be catalogued</text:p>
          </table:table-cell>
          <table:table-cell/>
          <table:table-cell office:value-type="float" office:value="0">
            <text:p>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 office:value-type="string">
            <text:p>All slides should be catalogued</text:p>
          </table:table-cell>
          <table:table-cell/>
          <table:table-cell office:value-type="float" office:value="0">
            <text:p>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 office:value-type="string">
            <text:p>All YouTube videos should be catalogued on Archive.org and another academic video repository</text:p>
          </table:table-cell>
          <table:table-cell/>
          <table:table-cell office:value-type="float" office:value="0">
            <text:p>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able="urn:oasis:names:tc:opendocument:xmlns:table:1.0" xmlns:style="urn:oasis:names:tc:opendocument:xmlns:style:1.0" xmlns:text="urn:oasis:names:tc:opendocument:xmlns:text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/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SheetJS 0.14.3</meta:generator>
  </office:meta>
</office:document-meta>
</file>